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weight="normal" officeooo:rsid="002624eb" officeooo:paragraph-rsid="002624eb" style:font-size-asian="12pt" style:font-weight-asian="normal" style:font-size-complex="12pt" style:font-weight-complex="normal"/>
    </style:style>
    <style:style style:name="P2" style:family="paragraph" style:parent-style-name="Standard">
      <style:text-properties style:font-name="Liberation Serif" fo:font-size="12pt" fo:font-weight="normal" officeooo:rsid="002806cf" officeooo:paragraph-rsid="002806cf"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bold" officeooo:rsid="001cceb5" officeooo:paragraph-rsid="001cceb5" style:font-size-asian="12pt" style:font-weight-asian="bold" style:font-size-complex="12pt" style:font-weight-complex="bold"/>
    </style:style>
    <style:style style:name="P4" style:family="paragraph" style:parent-style-name="Preformatted_20_Text">
      <style:text-properties style:font-name="Liberation Serif" fo:font-size="12pt" fo:font-weight="bold" officeooo:rsid="00232ed2" officeooo:paragraph-rsid="00232ed2" style:font-size-asian="12pt" style:font-weight-asian="bold" style:font-size-complex="12pt" style:font-weight-complex="bold"/>
    </style:style>
    <style:style style:name="P5" style:family="paragraph" style:parent-style-name="Preformatted_20_Text">
      <style:text-properties style:font-name="Liberation Serif" fo:font-size="12pt" officeooo:rsid="001cceb5" officeooo:paragraph-rsid="001cceb5" style:font-size-asian="12pt" style:font-size-complex="12pt"/>
    </style:style>
    <style:style style:name="P6" style:family="paragraph" style:parent-style-name="Preformatted_20_Text">
      <style:text-properties style:font-name="Liberation Serif" fo:font-size="12pt" officeooo:rsid="001ec4f1" officeooo:paragraph-rsid="001ec4f1" style:font-size-asian="12pt" style:font-size-complex="12pt"/>
    </style:style>
    <style:style style:name="P7" style:family="paragraph" style:parent-style-name="Preformatted_20_Text">
      <style:text-properties style:font-name="Liberation Serif" fo:font-size="12pt" fo:font-weight="normal" officeooo:rsid="00232ed2" officeooo:paragraph-rsid="00232ed2" style:font-size-asian="12pt" style:font-weight-asian="normal" style:font-size-complex="12pt" style:font-weight-complex="normal"/>
    </style:style>
    <style:style style:name="P8" style:family="paragraph" style:parent-style-name="Preformatted_20_Text">
      <style:text-properties style:font-name="Liberation Serif" fo:font-size="12pt" fo:font-weight="normal" officeooo:rsid="002624eb" officeooo:paragraph-rsid="002624eb" style:font-size-asian="12pt" style:font-weight-asian="normal" style:font-size-complex="12pt" style:font-weight-complex="normal"/>
    </style:style>
    <style:style style:name="P9" style:family="paragraph" style:parent-style-name="Standard" style:list-style-name="L2">
      <style:text-properties style:font-name="Liberation Serif" fo:font-size="12pt" fo:font-weight="normal" officeooo:rsid="002624eb" officeooo:paragraph-rsid="002624eb" style:font-size-asian="12pt" style:font-weight-asian="normal" style:font-size-complex="12pt" style:font-weight-complex="normal"/>
    </style:style>
    <style:style style:name="P10" style:family="paragraph" style:parent-style-name="Standard" style:list-style-name="L2">
      <style:text-properties style:font-name="Liberation Serif" fo:font-size="12pt" fo:font-weight="normal" officeooo:rsid="002806cf" officeooo:paragraph-rsid="002806cf" style:font-size-asian="12pt" style:font-weight-asian="normal" style:font-size-complex="12pt" style:font-weight-complex="normal"/>
    </style:style>
    <style:style style:name="P11" style:family="paragraph" style:parent-style-name="Preformatted_20_Text" style:list-style-name="L1">
      <style:text-properties style:font-name="Liberation Serif" fo:font-size="12pt" officeooo:rsid="001cceb5" officeooo:paragraph-rsid="001cceb5" style:font-size-asian="12pt" style:font-size-complex="12pt"/>
    </style:style>
    <style:style style:name="P12" style:family="paragraph" style:parent-style-name="Preformatted_20_Text">
      <style:text-properties style:font-name="Liberation Serif" fo:font-size="12pt" fo:font-weight="normal" officeooo:rsid="002002fe" officeooo:paragraph-rsid="001ec4f1" style:font-size-asian="12pt" style:font-weight-asian="normal" style:font-size-complex="12pt" style:font-weight-complex="normal"/>
    </style:style>
    <style:style style:name="P13" style:family="paragraph" style:parent-style-name="Preformatted_20_Text" style:list-style-name="L2">
      <style:text-properties style:font-name="Liberation Serif" fo:font-size="12pt" fo:font-weight="normal" officeooo:rsid="002624eb" officeooo:paragraph-rsid="002624eb" style:font-size-asian="12pt" style:font-weight-asian="normal" style:font-size-complex="12pt" style:font-weight-complex="normal"/>
    </style:style>
    <style:style style:name="P14" style:family="paragraph" style:parent-style-name="Preformatted_20_Text" style:list-style-name="L3">
      <style:text-properties style:font-name="Liberation Serif" fo:font-size="12pt" fo:font-weight="normal" officeooo:rsid="002624eb" officeooo:paragraph-rsid="002624eb" style:font-size-asian="12pt" style:font-weight-asian="normal" style:font-size-complex="12pt" style:font-weight-complex="normal"/>
    </style:style>
    <style:style style:name="P15" style:family="paragraph" style:parent-style-name="Preformatted_20_Text" style:list-style-name="L2">
      <style:text-properties style:font-name="Liberation Serif" fo:font-size="12pt" fo:font-weight="normal" officeooo:rsid="002806cf" officeooo:paragraph-rsid="002806cf" style:font-size-asian="12pt" style:font-weight-asian="normal" style:font-size-complex="12pt" style:font-weight-complex="normal"/>
    </style:style>
    <style:style style:name="P16" style:family="paragraph" style:parent-style-name="Preformatted_20_Text" style:list-style-name="L1">
      <style:text-properties officeooo:rsid="001cceb5" officeooo:paragraph-rsid="001cceb5"/>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font-weight="normal" officeooo:rsid="002002fe" style:font-weight-asian="normal" style:font-weight-complex="normal"/>
    </style:style>
    <style:style style:name="T4" style:family="text">
      <style:text-properties officeooo:rsid="002002fe"/>
    </style:style>
    <style:style style:name="T5" style:family="text">
      <style:text-properties officeooo:rsid="002806cf"/>
    </style:style>
    <style:style style:name="T6" style:family="text">
      <style:text-properties officeooo:rsid="0028faed"/>
    </style:style>
    <style:style style:name="T7" style:family="text">
      <style:text-properties style:font-name="Liberation Serif" fo:font-size="12pt" style:font-size-asian="12pt" style:font-size-complex="12pt"/>
    </style:style>
    <style:style style:name="T8" style:family="text">
      <style:text-properties officeooo:rsid="002db638"/>
    </style:style>
    <style:style style:name="T9" style:family="text">
      <style:text-properties officeooo:rsid="002f7f64"/>
    </style:style>
    <style:style style:name="T10" style:family="text">
      <style:text-properties officeooo:rsid="003015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 3</text:p>
      <text:p text:style-name="P5"/>
      <text:p text:style-name="P5">Some preprocessing was done on the text.</text:p>
      <text:p text:style-name="P5">These steps involved</text:p>
      <text:list xml:id="list2796523147" text:style-name="L1">
        <text:list-item>
          <text:p text:style-name="P11">Removing all punctuations</text:p>
        </text:list-item>
        <text:list-item>
          <text:p text:style-name="P11">Transforming to lowercase</text:p>
        </text:list-item>
        <text:list-item>
          <text:p text:style-name="P16"><text:span text:style-name="T7">Removing the stopwords (taken from </text:span><text:a xlink:type="simple" xlink:href="https://github.com/stanfordnlp/CoreNLP/blob/master/data/edu/stanford/nlp/patterns/surface/stopwords.txt" text:style-name="Internet_20_link" text:visited-style-name="Visited_20_Internet_20_Link"><text:span text:style-name="T7">https://github.com/stanfordnlp/CoreNLP/blob/master/data/edu/stanford/nlp/patterns/surface/stopwords.txt</text:span></text:a><text:span text:style-name="T7">)</text:span></text:p>
        </text:list-item>
      </text:list>
      <text:p text:style-name="P5"/>
      <text:p text:style-name="P5">The stopwords removal was done by putting them in an unordered_set(hashmap) so that there was O(1) time complexity to search for the string.</text:p>
      <text:p text:style-name="P5"/>
      <text:p text:style-name="P5">The same steps were done on the query.</text:p>
      <text:p text:style-name="P5"/>
      <text:p text:style-name="P6">For the subquestion of 1 (Additionally, if the query-string is not present, find the<text:span text:style-name="T1"> first occurrence of the longest substring</text:span> of the query-string<text:span text:style-name="T1">.),</text:span><text:span text:style-name="T2"> the search was done for all suffixes of the query string, keeping track of the maximum prefix that was matched. Based on the maximum prefix value, another search was done so as to get the first occurence of the sub</text:span><text:span text:style-name="T3">string. </text:span></text:p>
      <text:p text:style-name="P12"/>
      <text:p text:style-name="P12"/>
      <text:p text:style-name="P4"><text:span text:style-name="T4">R</text:span>elevance</text:p>
      <text:p text:style-name="P4"/>
      <text:p text:style-name="P7">There were <text:span text:style-name="T5">5</text:span> stages for deciding the document score.</text:p>
      <text:p text:style-name="P7"/>
      <text:list xml:id="list2740310973" text:style-name="L2">
        <text:list-item>
          <text:p text:style-name="P13">Based on title.</text:p>
        </text:list-item>
      </text:list>
      <text:list xml:id="list4182276517" text:style-name="L3">
        <text:list-item>
          <text:list>
            <text:list-item>
              <text:p text:style-name="P14">Order was not taken into account</text:p>
            </text:list-item>
            <text:list-item>
              <text:p text:style-name="P14">If a word was found, the score was increased by (1/(number of words in query))*15</text:p>
            </text:list-item>
            <text:list-item>
              <text:p text:style-name="P14">After the loop of finding each word’s occurence, the score was increased by the number of words that are present*20</text:p>
            </text:list-item>
          </text:list>
        </text:list-item>
      </text:list>
      <text:p text:style-name="P8"><text:tab/></text:p>
      <text:list xml:id="list122253295535926" text:continue-list="list2740310973" text:style-name="L2">
        <text:list-item>
          <text:p text:style-name="P9">If the whole query was found, the score was increased by (number of words in query) * <text:span text:style-name="T8">1</text:span>0</text:p>
        </text:list-item>
      </text:list>
      <text:p text:style-name="P1"/>
      <text:list xml:id="list122254148769279" text:continue-numbering="true" text:style-name="L2">
        <text:list-item>
          <text:p text:style-name="P10">Matching was done for the whole word, it was not stemmed or lematized. The score was increased based on the weighted average of the word. i.e. ((number of occurences of a word in a document)/(total number of occurences of that word in the whole text) *<text:span text:style-name="T9">30</text:span>)</text:p>
        </text:list-item>
      </text:list>
      <text:p text:style-name="P2"/>
      <text:list xml:id="list122253410697692" text:continue-numbering="true" text:style-name="L2">
        <text:list-item>
          <text:p text:style-name="P15">Score was increased based on number of words found. ((Number of unique words that occured)/(Number of total unique words)*<text:span text:style-name="T10">3</text:span>)</text:p>
          <text:p text:style-name="P15"/>
        </text:list-item>
        <text:list-item>
          <text:p text:style-name="P15">Average position for each word was taken. The <text:span text:style-name="T6">sum of </text:span>absolute difference was calculated for these average positions. <text:span text:style-name="T6">Score was increased by ((total length of that document)/((sum of distances)*2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4T12:22:41.324584496</dc:date>
    <meta:editing-duration>PT58M18S</meta:editing-duration>
    <meta:editing-cycles>11</meta:editing-cycles>
    <meta:generator>LibreOffice/6.0.6.2$Linux_X86_64 LibreOffice_project/00m0$Build-2</meta:generator>
    <meta:document-statistic meta:table-count="0" meta:image-count="0" meta:object-count="0" meta:page-count="1" meta:paragraph-count="20" meta:word-count="295" meta:character-count="1798" meta:non-whitespace-character-count="1530"/>
  </office:meta>
</office:document-meta>
</file>